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07d39d" officeooo:paragraph-rsid="0007d39d" fo:background-color="#ffff0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84867315557164810" text:style-name="L1">
        <text:list-item>
          <text:p text:style-name="P1">61 </text:p>
        </text:list-item>
        <text:list-item>
          <text:p text:style-name="P1">129 </text:p>
        </text:list-item>
        <text:list-item>
          <text:p text:style-name="P1">6 </text:p>
        </text:list-item>
        <text:list-item>
          <text:p text:style-name="P1">41 </text:p>
        </text:list-item>
        <text:list-item>
          <text:p text:style-name="P1">145 </text:p>
        </text:list-item>
        <text:list-item>
          <text:p text:style-name="P1">102 </text:p>
        </text:list-item>
        <text:list-item>
          <text:p text:style-name="P1">125 </text:p>
        </text:list-item>
        <text:list-item>
          <text:p text:style-name="P1">49 </text:p>
        </text:list-item>
        <text:list-item>
          <text:p text:style-name="P1">16 </text:p>
        </text:list-item>
        <text:list-item>
          <text:p text:style-name="P1">91 </text:p>
        </text:list-item>
        <text:list-item>
          <text:p text:style-name="P1">39 </text:p>
        </text:list-item>
        <text:list-item>
          <text:p text:style-name="P1">140 </text:p>
        </text:list-item>
        <text:list-item>
          <text:p text:style-name="P1">29 </text:p>
        </text:list-item>
        <text:list-item>
          <text:p text:style-name="P1">89 </text:p>
        </text:list-item>
        <text:list-item>
          <text:p text:style-name="P1">30 </text:p>
        </text:list-item>
        <text:list-item>
          <text:p text:style-name="P1">51 </text:p>
        </text:list-item>
        <text:list-item>
          <text:p text:style-name="P1">108 </text:p>
        </text:list-item>
        <text:list-item>
          <text:p text:style-name="P1">18 </text:p>
        </text:list-item>
        <text:list-item>
          <text:p text:style-name="P1">24 </text:p>
        </text:list-item>
        <text:list-item>
          <text:p text:style-name="P1">146 </text:p>
        </text:list-item>
        <text:list-item>
          <text:p text:style-name="P1">134 </text:p>
        </text:list-item>
        <text:list-item>
          <text:p text:style-name="P1">78 </text:p>
        </text:list-item>
        <text:list-item>
          <text:p text:style-name="P1">131 </text:p>
        </text:list-item>
        <text:list-item>
          <text:p text:style-name="P1">42 </text:p>
        </text:list-item>
        <text:list-item>
          <text:p text:style-name="P1">32 </text:p>
        </text:list-item>
        <text:list-item>
          <text:p text:style-name="P1">33 </text:p>
        </text:list-item>
        <text:list-item>
          <text:p text:style-name="P1">71 </text:p>
        </text:list-item>
        <text:list-item>
          <text:p text:style-name="P1">109 </text:p>
        </text:list-item>
        <text:list-item>
          <text:p text:style-name="P1">126 </text:p>
        </text:list-item>
        <text:list-item>
          <text:p text:style-name="P1">8 </text:p>
        </text:list-item>
        <text:list-item>
          <text:p text:style-name="P1">124 </text:p>
        </text:list-item>
        <text:list-item>
          <text:p text:style-name="P1">47 </text:p>
        </text:list-item>
        <text:list-item>
          <text:p text:style-name="P1">79 </text:p>
        </text:list-item>
        <text:list-item>
          <text:p text:style-name="P1">73 </text:p>
        </text:list-item>
        <text:list-item>
          <text:p text:style-name="P1">143 </text:p>
        </text:list-item>
        <text:list-item>
          <text:p text:style-name="P1">121 </text:p>
        </text:list-item>
        <text:list-item>
          <text:p text:style-name="P1">114 </text:p>
        </text:list-item>
        <text:list-item>
          <text:p text:style-name="P1">85 </text:p>
        </text:list-item>
        <text:list-item>
          <text:p text:style-name="P1">25 </text:p>
        </text:list-item>
        <text:list-item>
          <text:p text:style-name="P1">31 </text:p>
        </text:list-item>
        <text:list-item>
          <text:p text:style-name="P1">128 </text:p>
        </text:list-item>
        <text:list-item>
          <text:p text:style-name="P1">147 </text:p>
        </text:list-item>
        <text:list-item>
          <text:p text:style-name="P1">27 </text:p>
        </text:list-item>
        <text:list-item>
          <text:p text:style-name="P1">3 </text:p>
        </text:list-item>
        <text:list-item>
          <text:p text:style-name="P1">135 </text:p>
        </text:list-item>
        <text:list-item>
          <text:p text:style-name="P1">60 </text:p>
        </text:list-item>
        <text:list-item>
          <text:p text:style-name="P1">46 </text:p>
        </text:list-item>
        <text:list-item>
          <text:p text:style-name="P1">149 </text:p>
        </text:list-item>
        <text:list-item>
          <text:p text:style-name="P1">66 </text:p>
        </text:list-item>
        <text:list-item>
          <text:p text:style-name="P1">98 </text:p>
        </text:list-item>
        <text:list-item>
          <text:p text:style-name="P1">4 </text:p>
        </text:list-item>
        <text:list-item>
          <text:p text:style-name="P1">58 </text:p>
        </text:list-item>
        <text:list-item>
          <text:p text:style-name="P1"><text:soft-page-break/>44 </text:p>
        </text:list-item>
        <text:list-item>
          <text:p text:style-name="P1">53 </text:p>
        </text:list-item>
        <text:list-item>
          <text:p text:style-name="P1">5 </text:p>
        </text:list-item>
        <text:list-item>
          <text:p text:style-name="P1">48 </text:p>
        </text:list-item>
        <text:list-item>
          <text:p text:style-name="P1">142 </text:p>
        </text:list-item>
        <text:list-item>
          <text:p text:style-name="P1">133 </text:p>
        </text:list-item>
        <text:list-item>
          <text:p text:style-name="P1">111 </text:p>
        </text:list-item>
        <text:list-item>
          <text:p text:style-name="P1">19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Angelo </meta:initial-creator>
    <meta:creation-date>2013-08-04T16:21:30</meta:creation-date>
    <dc:date>2013-08-06T15:08:49.02</dc:date>
    <meta:editing-duration>P0D</meta:editing-duration>
    <meta:editing-cycles>2</meta:editing-cycles>
    <meta:generator>LibreOffice/4.0.3.3$Windows_x86 LibreOffice_project/0eaa50a932c8f2199a615e1eb30f7ac74279539</meta:generator>
    <meta:document-statistic meta:table-count="0" meta:image-count="0" meta:object-count="0" meta:page-count="2" meta:paragraph-count="60" meta:word-count="120" meta:character-count="368" meta:non-whitespace-character-count="308"/>
  </office:meta>
</office:document-meta>
</file>